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fo:font-size="11pt" fo:font-weight="normal" officeooo:rsid="0017a236" officeooo:paragraph-rsid="000ddaea" style:font-size-asian="11pt" style:font-weight-asian="normal" style:font-size-complex="11pt" style:font-weight-complex="normal"/>
    </style:style>
    <style:style style:name="P2" style:family="paragraph" style:parent-style-name="Standard">
      <style:text-properties fo:font-size="11pt" fo:font-weight="normal" officeooo:rsid="0010b412" officeooo:paragraph-rsid="000ddaea" style:font-size-asian="11pt" style:font-weight-asian="normal" style:font-size-complex="11pt" style:font-weight-complex="normal"/>
    </style:style>
    <style:style style:name="P3" style:family="paragraph" style:parent-style-name="Standard">
      <style:text-properties fo:font-size="11pt" fo:font-weight="normal" officeooo:rsid="002c8a13" officeooo:paragraph-rsid="000ddaea" style:font-size-asian="11pt" style:font-weight-asian="normal" style:font-size-complex="11pt" style:font-weight-complex="normal"/>
    </style:style>
    <style:style style:name="P4" style:family="paragraph" style:parent-style-name="Standard">
      <style:text-properties fo:font-size="11pt" officeooo:rsid="0001bfe4" officeooo:paragraph-rsid="000ddaea" style:font-size-asian="11pt" style:font-size-complex="11pt"/>
    </style:style>
    <style:style style:name="P5" style:family="paragraph" style:parent-style-name="Standard">
      <style:text-properties style:font-name="Ubuntu Mono" fo:font-size="11pt" fo:font-weight="normal" officeooo:rsid="0017a236" officeooo:paragraph-rsid="000ddaea" style:font-size-asian="11pt" style:font-weight-asian="normal" style:font-size-complex="11pt" style:font-weight-complex="normal"/>
    </style:style>
    <style:style style:name="P6" style:family="paragraph" style:parent-style-name="Standard">
      <style:text-properties style:font-name="Ubuntu Mono" fo:font-size="11pt" officeooo:rsid="002c8a13" officeooo:paragraph-rsid="000ddaea" style:font-size-asian="11pt" style:font-size-complex="11pt"/>
    </style:style>
    <style:style style:name="P7" style:family="paragraph" style:parent-style-name="Standard">
      <style:text-properties style:font-name="FreeSans" fo:font-size="11pt" fo:font-weight="bold" officeooo:rsid="0020f4ba" officeooo:paragraph-rsid="000ddaea" style:font-size-asian="11pt" style:font-weight-asian="bold" style:font-size-complex="11pt" style:font-weight-complex="bold"/>
    </style:style>
    <style:style style:name="P8" style:family="paragraph" style:parent-style-name="Standard">
      <style:text-properties style:font-name="FreeSans" fo:font-size="11pt" fo:font-weight="bold" officeooo:rsid="0010b412" officeooo:paragraph-rsid="000ddaea" style:font-size-asian="11pt" style:font-weight-asian="bold" style:font-size-complex="11pt" style:font-weight-complex="bold"/>
    </style:style>
    <style:style style:name="P9" style:family="paragraph" style:parent-style-name="Standard">
      <style:text-properties style:font-name="FreeSans" fo:font-size="11pt" fo:font-weight="bold" officeooo:rsid="0003d921" officeooo:paragraph-rsid="000ddaea" style:font-size-asian="11pt" style:font-weight-asian="bold" style:font-size-complex="11pt" style:font-weight-complex="bold"/>
    </style:style>
    <style:style style:name="P10" style:family="paragraph" style:parent-style-name="Standard">
      <style:text-properties style:font-name="FreeSans" fo:font-size="11pt" fo:font-weight="bold" officeooo:rsid="000ddaea" officeooo:paragraph-rsid="000ddaea" style:font-size-asian="11pt" style:font-weight-asian="bold" style:font-size-complex="11pt" style:font-weight-complex="bold"/>
    </style:style>
    <style:style style:name="P11" style:family="paragraph" style:parent-style-name="Standard">
      <style:text-properties style:font-name="FreeSans" fo:font-size="11pt" officeooo:paragraph-rsid="000ddaea" style:font-size-asian="11pt" style:font-size-complex="11pt"/>
    </style:style>
    <style:style style:name="P12" style:family="paragraph" style:parent-style-name="Standard">
      <style:text-properties style:font-name="FreeSans" fo:font-size="11pt" officeooo:rsid="001eeea6" officeooo:paragraph-rsid="000ddaea" style:font-size-asian="11pt" style:font-size-complex="11pt"/>
    </style:style>
    <style:style style:name="P13" style:family="paragraph" style:parent-style-name="Standard">
      <style:text-properties style:font-name="FreeSans" fo:font-size="11pt" officeooo:rsid="0001bfe4" officeooo:paragraph-rsid="000ddaea" style:font-size-asian="11pt" style:font-size-complex="11pt"/>
    </style:style>
    <style:style style:name="P14" style:family="paragraph" style:parent-style-name="Standard">
      <style:text-properties style:font-name="FreeSans" fo:font-size="11pt" officeooo:rsid="0003d921" officeooo:paragraph-rsid="000ddaea" style:font-size-asian="11pt" style:font-size-complex="11pt"/>
    </style:style>
    <style:style style:name="P15" style:family="paragraph" style:parent-style-name="Standard" style:list-style-name="L3">
      <style:text-properties style:font-name="FreeSans" fo:font-size="11pt" officeooo:rsid="0003d921" officeooo:paragraph-rsid="000ddaea" style:font-size-asian="11pt" style:font-size-complex="11pt"/>
    </style:style>
    <style:style style:name="P16" style:family="paragraph" style:parent-style-name="Standard" style:list-style-name="L2">
      <style:text-properties style:font-name="FreeSans" fo:font-size="11pt" fo:font-weight="normal" officeooo:rsid="00214411" officeooo:paragraph-rsid="000ddaea" style:font-size-asian="11pt" style:font-weight-asian="normal" style:font-size-complex="11pt" style:font-weight-complex="normal"/>
    </style:style>
    <style:style style:name="P17" style:family="paragraph" style:parent-style-name="Standard" style:list-style-name="L2">
      <style:text-properties style:font-name="FreeSans" fo:font-size="11pt" fo:font-weight="normal" officeooo:rsid="0021f525" officeooo:paragraph-rsid="000ddaea" style:font-size-asian="11pt" style:font-weight-asian="normal" style:font-size-complex="11pt" style:font-weight-complex="normal"/>
    </style:style>
    <style:style style:name="P18" style:family="paragraph" style:parent-style-name="Standard">
      <style:text-properties style:font-name="FreeSans" fo:font-size="11pt" fo:font-weight="normal" officeooo:rsid="0021f525" officeooo:paragraph-rsid="000ddaea" style:font-size-asian="11pt" style:font-weight-asian="normal" style:font-size-complex="11pt" style:font-weight-complex="normal"/>
    </style:style>
    <style:style style:name="P19" style:family="paragraph" style:parent-style-name="Standard">
      <style:text-properties style:font-name="FreeSans" fo:font-size="11pt" fo:font-weight="normal" officeooo:rsid="0010b412" officeooo:paragraph-rsid="000ddaea" style:font-size-asian="11pt" style:font-weight-asian="normal" style:font-size-complex="11pt" style:font-weight-complex="normal"/>
    </style:style>
    <style:style style:name="P20" style:family="paragraph" style:parent-style-name="Standard" style:list-style-name="L1">
      <style:text-properties style:font-name="FreeSans" fo:font-size="11pt" fo:font-weight="normal" officeooo:rsid="0010b412" officeooo:paragraph-rsid="000ddaea" style:font-size-asian="11pt" style:font-weight-asian="normal" style:font-size-complex="11pt" style:font-weight-complex="normal"/>
    </style:style>
    <style:style style:name="P21" style:family="paragraph" style:parent-style-name="Standard" style:list-style-name="L3">
      <style:text-properties style:font-name="FreeSans" fo:font-size="11pt" fo:font-weight="normal" officeooo:rsid="0003d921" officeooo:paragraph-rsid="000ddaea" style:font-size-asian="11pt" style:font-weight-asian="normal" style:font-size-complex="11pt" style:font-weight-complex="normal"/>
    </style:style>
    <style:style style:name="P22" style:family="paragraph" style:parent-style-name="Standard">
      <style:text-properties style:font-name="FreeSans" fo:font-size="11pt" fo:font-weight="normal" officeooo:rsid="0003d921" officeooo:paragraph-rsid="000ddaea" style:font-size-asian="11pt" style:font-weight-asian="normal" style:font-size-complex="11pt" style:font-weight-complex="normal"/>
    </style:style>
    <style:style style:name="P23" style:family="paragraph" style:parent-style-name="Standard">
      <style:text-properties style:font-name="FreeSans" fo:font-size="11pt" fo:font-weight="normal" officeooo:rsid="000ddaea" officeooo:paragraph-rsid="000ddaea" style:font-size-asian="11pt" style:font-weight-asian="normal" style:font-size-complex="11pt" style:font-weight-complex="normal"/>
    </style:style>
    <style:style style:name="T1" style:family="text">
      <style:text-properties style:font-name="Ubuntu Mono"/>
    </style:style>
    <style:style style:name="T2" style:family="text">
      <style:text-properties officeooo:rsid="00141e75"/>
    </style:style>
    <style:style style:name="T3" style:family="text">
      <style:text-properties officeooo:rsid="0010b412"/>
    </style:style>
    <style:style style:name="T4" style:family="text">
      <style:text-properties fo:font-weight="normal" style:font-weight-asian="normal" style:font-weight-complex="normal"/>
    </style:style>
    <style:style style:name="T5" style:family="text">
      <style:text-properties fo:font-weight="normal" officeooo:rsid="00237d4f"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eeea6" style:font-weight-asian="bold" style:font-weight-complex="bold"/>
    </style:style>
    <style:style style:name="T8" style:family="text">
      <style:text-properties officeooo:rsid="00190b2d"/>
    </style:style>
    <style:style style:name="T9" style:family="text">
      <style:text-properties officeooo:rsid="001cd8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7">Test2aa </text:span>1. [25] Write a C function with prototype: </text:p>
      <text:p text:style-name="P11">int insrec(char *fdb, int num, char *rec, int rsz); </text:p>
      <text:p text:style-name="P11">This function will insert the record stored at memory location rec AFTER record number num in the file whose name is given by fdb. Notice that a hole in the file must be made in order to insert the new record in its current position. You may assume that the file contains at least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12"/>
      <text:p text:style-name="P7">Data Members:</text:p>
      <text:p text:style-name="P7"><text:span text:style-name="T4">loop variable, file descriptor, a file size variable, </text:span><text:span text:style-name="T5">and a </text:span><text:span text:style-name="T4">buffer for record</text:span><text:span text:style-name="T5">s</text:span><text:span text:style-name="T4">,</text:span></text:p>
      <text:p text:style-name="P7"/>
      <text:p text:style-name="P7">Outline:</text:p>
      <text:list xml:id="list6613328065070368571" text:style-name="L2">
        <text:list-item>
          <text:p text:style-name="P16">open the file O_RDWR</text:p>
        </text:list-item>
        <text:list-item>
          <text:p text:style-name="P16">get size of file (lseek to end)</text:p>
        </text:list-item>
        <text:list-item>
          <text:p text:style-name="P16">create a hole buy moving recs down one for I = fsize/rsz -1 to <text:s/>&gt; rnum, I--</text:p>
          <text:list>
            <text:list-item>
              <text:p text:style-name="P16">go up one record: lseek (I-1)*rsz and read</text:p>
            </text:list-item>
            <text:list-item>
              <text:p text:style-name="P17">file pointer should be at end of record, so just write</text:p>
            </text:list-item>
          </text:list>
        </text:list-item>
        <text:list-item>
          <text:p text:style-name="P17">lseek to (rnum +1)*rsz and write the given record in the hole</text:p>
        </text:list-item>
        <text:list-item>
          <text:p text:style-name="P17">close the file and return 0</text:p>
        </text:list-item>
      </text:list>
      <text:p text:style-name="P18"/>
      <text:p text:style-name="P8"/>
      <text:p text:style-name="P8">Test2aa <text:span text:style-name="T4">2. [25] You are running portsentry on your machine which detects probes at various ports and will block the prober. You want a program which will report the attacks which occured after the last report. The last report was based on the file which is currently named /var/log/ps.udp.1 while the current set of attacks (which includes the old attacks) is stored in /var/log/ps.udp.0. Write a C program that will do a diff between these two files and email root the results. This could be written on the command line as below (but don’t).</text:span></text:p>
      <text:p text:style-name="P19">diff /var/log/ps.udp.1 /var/log/ps.udp.0 | mail -s Attack root</text:p>
      <text:p text:style-name="P19"/>
      <text:p text:style-name="P8">Data Members:</text:p>
      <text:p text:style-name="P19">pipe for communication</text:p>
      <text:p text:style-name="P19"/>
      <text:p text:style-name="P8">Outline:</text:p>
      <text:list xml:id="list8623245954780268001" text:style-name="L1">
        <text:list-item>
          <text:p text:style-name="P20">set up the pipe</text:p>
        </text:list-item>
        <text:list-item>
          <text:p text:style-name="P20">switch(fork())</text:p>
          <text:list>
            <text:list-item>
              <text:p text:style-name="P20">case -1: err and exit</text:p>
            </text:list-item>
            <text:list-item>
              <text:p text:style-name="P20">case 0: child </text:p>
              <text:list>
                <text:list-item>
                  <text:p text:style-name="P20">copy stdout to write end of pipe (dup2(fd[1], STDOUT_FILENO))</text:p>
                </text:list-item>
                <text:list-item>
                  <text:p text:style-name="P20">close the now unused pipe ends, both of them</text:p>
                </text:list-item>
                <text:list-item>
                  <text:p text:style-name="P20">execlp the diff command with “/var/log/ps.udp.1”, ” /var/log/ps.udp.0”, <text:span text:style-name="T2">NULL</text:span></text:p>
                </text:list-item>
                <text:list-item>
                  <text:p text:style-name="P20">some error trapping in case execlp didn't work</text:p>
                </text:list-item>
              </text:list>
            </text:list-item>
            <text:list-item>
              <text:p text:style-name="P20">default: parent</text:p>
              <text:list>
                <text:list-item>
                  <text:p text:style-name="P20">copy stdin to the read end of pipe (dup2(fd[0], STDIN_FILENO))</text:p>
                </text:list-item>
                <text:list-item>
                  <text:p text:style-name="P20">close the now unused pipe ends, both of them</text:p>
                </text:list-item>
                <text:list-item>
                  <text:p text:style-name="P20">exelcp the mail command with argument<text:span text:style-name="T2">s</text:span> “-s”, <text:s/>“Attack”, <text:s/>“root”</text:p>
                </text:list-item>
                <text:list-item>
                  <text:p text:style-name="P20">some error trapping in case execlp didn't work</text:p>
                </text:list-item>
              </text:list>
            </text:list-item>
          </text:list>
        </text:list-item>
        <text:list-item>
          <text:p text:style-name="P20">return -1 if prog gets outside switch.</text:p>
        </text:list-item>
      </text:list>
      <text:p text:style-name="P19"/>
      <text:p text:style-name="P13"/>
      <text:p text:style-name="P13"/>
      <text:p text:style-name="P13"/>
      <text:p text:style-name="P13"/>
      <text:p text:style-name="P13"><text:soft-page-break/><text:span text:style-name="T6">Test2aa </text:span><text:span text:style-name="T8">3. [25] Write a C program which will create a total of 35 processes all of which will have their own separate pipe, i.e. all processes will be able to write to all other processes but each process will only read from its own pipe. Each process will be assigned a unique index 0, 1, . . . , 34. Each process with an odd pid will write it’s index and pid to every other process (but not to itself). The processes with even pids will not write any messages. Then each process (odd and even) will read all the messages written to its pipe and print on stdout, for each message, a line similar to: Process 35894 index 24 heard from process 35992 index 17 </text:span></text:p>
      <text:p text:style-name="P13"/>
      <text:p text:style-name="P14"><text:span text:style-name="T6">Data Members</text:span>: </text:p>
      <text:p text:style-name="P14"><text:s/>array <text:span text:style-name="T8">of </text:span>pipes, message struc<text:span text:style-name="T9">t</text:span> (index, pid), <text:span text:style-name="T8">l</text:span>oop var, process indx, a flag to break child out of fork loop, <text:s/>temp pid.</text:p>
      <text:p text:style-name="P9"/>
      <text:p text:style-name="P9">Outline: <text:s/></text:p>
      <text:list xml:id="list2601881483435779439" text:style-name="L3">
        <text:list-item>
          <text:p text:style-name="P21">set up the pipes (loop) </text:p>
        </text:list-item>
        <text:list-item>
          <text:p text:style-name="P21">start forking (another loop)</text:p>
          <text:list>
            <text:list-item>
              <text:p text:style-name="P21">switch:</text:p>
              <text:list>
                <text:list-item>
                  <text:p text:style-name="P21">-1: error trap</text:p>
                </text:list-item>
                <text:list-item>
                  <text:p text:style-name="P21">0: child, set index and set flag to break out of loop</text:p>
                </text:list-item>
                <text:list-item>
                  <text:p text:style-name="P21">default: <text:s/>parent, set flag to keep forking</text:p>
                </text:list-item>
              </text:list>
            </text:list-item>
            <text:list-item>
              <text:p text:style-name="P15"><text:span text:style-name="T4">if child, break out of loop</text:span></text:p>
            </text:list-item>
          </text:list>
        </text:list-item>
        <text:list-item>
          <text:p text:style-name="P21"><text:s text:c="2"/>outside fork-loop – if parent – exit</text:p>
        </text:list-item>
        <text:list-item>
          <text:p text:style-name="P21">if child:</text:p>
          <text:list>
            <text:list-item>
              <text:p text:style-name="P21">close read ends of pipes (except your own – index!)</text:p>
            </text:list-item>
            <text:list-item>
              <text:p text:style-name="P21">get your pid</text:p>
            </text:list-item>
            <text:list-item>
              <text:p text:style-name="P21">if your pid is odd (%2) </text:p>
              <text:list>
                <text:list-item>
                  <text:p text:style-name="P21">set up message to send</text:p>
                </text:list-item>
                <text:list-item>
                  <text:p text:style-name="P21">write to all other procs (loop, check if index is yours before writing)</text:p>
                </text:list-item>
              </text:list>
            </text:list-item>
            <text:list-item>
              <text:p text:style-name="P21">close all write ends of pipes</text:p>
            </text:list-item>
            <text:list-item>
              <text:p text:style-name="P21">read all messages (use while(read(...)), and don't forget to flush)</text:p>
            </text:list-item>
            <text:list-item>
              <text:p text:style-name="P21">outside of read while loop, close your read end of pipe and exit</text:p>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10">Test2aa</text:p>
      <text:p text:style-name="P23">4. [25] In the system that you are writing, many programs (called clients) will be executing and will need other programs, called servers, to process some data. In this version of the system each client will write a message to a well known fifo (named pipe) with the name “/tmp/dispatch”. You should assume that this fifo already exists. The dispatcher program reads a message from the fifo, execs the appropriate server making certain that stdin and</text:p>
      <text:p text:style-name="P23">stdout are connected correctly. The server is expecting its data via stdin and will write its data to stdout. The dispatcher must be certain that the server’s stdout is redirected to the return fifo, created by the client and that the server’s stdin is redirected to the data fifo also created by the client and both named in the message. The format of the message is:</text:p>
      <text:p text:style-name="P23">Data<text:tab/><text:tab/><text:tab/>Field (first byte - last byte)</text:p>
      <text:p text:style-name="P23">program name<text:tab/><text:tab/>0-255</text:p>
      <text:p text:style-name="P23">return fifo name <text:tab/>256-511</text:p>
      <text:p text:style-name="P23">data fifo name<text:tab/><text:tab/>512-767</text:p>
      <text:p text:style-name="P23">Write the dispatcher program (in C) for this system assuming that there may be several dispatcher programs executing at the same time. There should be no long-lived zombies created nor should the dispatcher wait for a potentially long time. The dispatcher should follow the current path (bad idea) to find the program when exec’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1:10:31.001859175</meta:creation-date>
    <dc:date>2016-05-08T11:21:38.042194309</dc:date>
    <meta:editing-duration>P0D</meta:editing-duration>
    <meta:editing-cycles>1</meta:editing-cycles>
    <meta:document-statistic meta:table-count="0" meta:image-count="0" meta:object-count="0" meta:page-count="3" meta:paragraph-count="61" meta:word-count="982" meta:character-count="5330" meta:non-whitespace-character-count="4417"/>
    <meta:generator>LibreOffice/4.2.8.2$Linux_X86_64 LibreOffice_project/420m0$Build-2</meta:generator>
  </office:meta>
</office:document-meta>
</file>